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25cm" fo:min-width="3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55cm" fo:min-width="2.15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55cm" fo:min-width="1.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dddddd" fo:min-height="0.851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7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language="ca" fo:country="ES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5cm" svg:x="10.9cm" svg:y="4.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cm" svg:height="3.6cm" svg:x="18.9cm" svg:y="4.6cm">
          <text:p text:style-name="P2"><text:span text:style-name="T1"><text:s/></text:span><text:span text:style-name="T1">Classes du Contrôleur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4.3cm" svg:height="3.6cm" svg:x="2.5cm" svg:y="4.6cm">
          <text:p text:style-name="P2"><text:span text:style-name="T1">Classes de la V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0.9cm" svg:y1="5.295cm" svg:x2="14.8cm" svg:y2="5.295cm">
          <text:p/>
        </draw:line>
        <draw:frame draw:style-name="gr5" draw:text-style-name="P5" draw:layer="layout" svg:width="3.9cm" svg:height="1.101cm" svg:x="10.9cm" svg:y="4.4cm">
          <draw:text-box>
            <text:p><text:span text:style-name="T2"><text:s/></text:span><text:span text:style-name="T3">FacadeContr</text:span><text:span text:style-name="T3">oller</text:span></text:p>
          </draw:text-box>
        </draw:frame>
        <draw:line draw:style-name="gr6" draw:text-style-name="P2" draw:layer="layout" svg:x1="6.9cm" svg:y1="6.4cm" svg:x2="10.7cm" svg:y2="6.4cm">
          <text:p/>
        </draw:line>
        <draw:line draw:style-name="gr6" draw:text-style-name="P2" draw:layer="layout" svg:x1="15cm" svg:y1="6.4cm" svg:x2="18.8cm" svg:y2="6.4cm">
          <text:p/>
        </draw:line>
        <draw:frame draw:style-name="gr7" draw:text-style-name="P6" draw:layer="layout" svg:width="3.2cm" svg:height="1.827cm" svg:x="7.2cm" svg:y="5.9cm">
          <draw:text-box>
            <text:p><text:span text:style-name="T4">Types primitifs et objets du </text:span><text:span text:style-name="T4">Modèle</text:span></text:p>
          </draw:text-box>
        </draw:frame>
        <draw:frame draw:style-name="gr7" draw:text-style-name="P6" draw:layer="layout" svg:width="3.2cm" svg:height="1.827cm" svg:x="15.3cm" svg:y="5.901cm">
          <draw:text-box>
            <text:p><text:span text:style-name="T4">Types primitifs et </text:span><text:span text:style-name="T4">objets du Modè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3:32:48.043574923</meta:creation-date>
    <dc:date>2017-12-09T09:11:22.103671669</dc:date>
    <meta:editing-duration>PT29M7S</meta:editing-duration>
    <meta:editing-cycles>7</meta:editing-cycles>
    <meta:generator>LibreOffice/5.1.6.2$Linux_X86_64 LibreOffice_project/10m0$Build-2</meta:generator>
    <meta:document-statistic meta:object-count="9"/>
  </office:meta>
</office:document-meta>
</file>